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.x</text:p>
          </table:table-cell>
          <table:table-cell table:style-name="ce1" office:value-type="string">
            <text:p>max_speed.y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.x</text:p>
          </table:table-cell>
          <table:table-cell table:style-name="ce1" office:value-type="string">
            <text:p>acceleration.y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airbrake</text:p>
          </table:table-cell>
          <table:table-cell office:value-type="string">
            <text:p>airbrake_default</text:p>
          </table:table-cell>
          <table:table-cell office:value-type="string">
            <text:p>Assets/2D/Equipment/AirBrak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800">
            <text:p>800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800">
            <text:p>8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3/25/2015</text:date>, <text:time>02:1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5T02:10:57.02</dc:date>
    <dc:creator>Wister </dc:creator>
    <meta:editing-duration>PT4M22S</meta:editing-duration>
    <meta:editing-cycles>14</meta:editing-cycles>
    <meta:document-statistic meta:table-count="1" meta:cell-count="140" meta:object-count="0"/>
  </office:meta>
</office:document-meta>
</file>